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08in"/>
    </style:style>
    <style:style style:name="co3" style:family="table-column">
      <style:table-column-properties fo:break-before="auto" style:column-width="1.07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dee6ef" fo:border="0.74pt solid #000000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ee6ef"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8" style:family="table-cell" style:parent-style-name="Default">
      <style:table-cell-properties fo:background-color="#dee6ef" fo:border="0.74pt solid #000000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ackground-color="#dee6ef"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default-cell-style-name="ce16"/>
        <table:table-column table:style-name="co1" table:default-cell-style-name="ce14"/>
        <table:table-column table:style-name="co1" table:visibility="collapse" table:number-columns-repeated="4" table:default-cell-style-name="ce18"/>
        <table:table-column table:style-name="co1" table:default-cell-style-name="ce32"/>
        <table:table-column table:style-name="co1" table:default-cell-style-name="ce14"/>
        <table:table-column table:style-name="co2" table:default-cell-style-name="ce14"/>
        <table:table-column table:style-name="co1" table:number-columns-repeated="3" table:default-cell-style-name="ce14"/>
        <table:table-column table:style-name="co3" table:default-cell-style-name="ce14"/>
        <table:table-column table:style-name="co1" table:default-cell-style-name="ce34"/>
        <table:table-row table:style-name="ro1">
          <table:table-cell table:style-name="ce12" office:value-type="string" calcext:value-type="string" table:number-columns-spanned="1" table:number-rows-spanned="2">
            <text:p>Test Number</text:p>
          </table:table-cell>
          <table:table-cell table:style-name="ce15" office:value-type="string" calcext:value-type="string" table:number-columns-spanned="1" table:number-rows-spanned="2">
            <text:p>DAC setting</text:p>
          </table:table-cell>
          <table:table-cell table:style-name="ce17" office:value-type="string" calcext:value-type="string" table:number-columns-spanned="7" table:number-rows-spanned="1">
            <text:p>DAC voltage</text:p>
          </table:table-cell>
          <table:covered-table-cell table:number-columns-repeated="4"/>
          <table:covered-table-cell table:style-name="ce19"/>
          <table:covered-table-cell table:style-name="ce18"/>
          <table:table-cell table:style-name="ce12" office:value-type="string" calcext:value-type="string" table:number-columns-spanned="1" table:number-rows-spanned="2">
            <text:p>Actual DAC voltage</text:p>
          </table:table-cell>
          <table:table-cell table:style-name="ce17" office:value-type="string" calcext:value-type="string" table:number-columns-spanned="3" table:number-rows-spanned="1">
            <text:p>Expected value, V</text:p>
          </table:table-cell>
          <table:covered-table-cell table:style-name="ce33"/>
          <table:covered-table-cell table:style-name="ce18"/>
          <table:table-cell table:style-name="ce15" office:value-type="string" calcext:value-type="string" table:number-columns-spanned="1" table:number-rows-spanned="2">
            <text:p>Actual value</text:p>
          </table:table-cell>
          <table:table-cell table:style-name="ce15" office:value-type="string" calcext:value-type="string" table:number-columns-spanned="1" table:number-rows-spanned="2">
            <text:p>Status</text:p>
          </table:table-cell>
        </table:table-row>
        <table:table-row table:style-name="ro1">
          <table:covered-table-cell table:number-columns-repeated="2" table:style-name="ce13"/>
          <table:table-cell table:style-name="ce13" office:value-type="string" calcext:value-type="string" table:number-columns-spanned="5" table:number-rows-spanned="1">
            <text:p>min</text:p>
          </table:table-cell>
          <table:covered-table-cell table:number-columns-repeated="4"/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max</text:p>
          </table:table-cell>
          <table:covered-table-cell table:style-name="ce13"/>
          <table:table-cell table:style-name="ce19" office:value-type="string" calcext:value-type="string">
            <text:p>Min.</text:p>
          </table:table-cell>
          <table:table-cell table:style-name="ce19" office:value-type="string" calcext:value-type="string">
            <text:p>Nom.</text:p>
          </table:table-cell>
          <table:table-cell table:style-name="ce19" office:value-type="string" calcext:value-type="string">
            <text:p>Max.</text:p>
          </table:table-cell>
          <table:covered-table-cell table:number-columns-repeated="2" table:style-name="ce1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spanned="5" table:number-rows-spanned="1"/>
          <table:covered-table-cell table:number-columns-repeated="4" table:style-name="Default"/>
          <table:table-cell table:formula="of:=3.3/1024*[.B3]" office:value-type="float" office:value="0" calcext:value-type="float">
            <text:p>0.00</text:p>
          </table:table-cell>
          <table:table-cell/>
          <table:table-cell office:value-type="float" office:value="2.24" calcext:value-type="float">
            <text:p>2.24</text:p>
          </table:table-cell>
          <table:table-cell/>
          <table:table-cell office:value-type="float" office:value="0.533" calcext:value-type="float">
            <text:p>0.533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spanned="5" table:number-rows-spanned="1"/>
          <table:covered-table-cell table:number-columns-repeated="4" table:style-name="Default"/>
          <table:table-cell table:formula="of:=3.3/1024*[.B4]" office:value-type="float" office:value="0" calcext:value-type="float">
            <text:p>0.00</text:p>
          </table:table-cell>
          <table:table-cell/>
          <table:table-cell office:value-type="float" office:value="0.994" calcext:value-type="float">
            <text:p>0.994</text:p>
          </table:table-cell>
          <table:table-cell/>
          <table:table-cell office:value-type="float" office:value="-0.583" calcext:value-type="float">
            <text:p>-0.583</text:p>
          </table:table-cell>
          <table:table-cell/>
          <table:table-cell office:value-type="float" office:value="-0.58" calcext:value-type="float">
            <text:p>-0.58</text:p>
          </table:table-cell>
          <table:table-cell office:value-type="string" calcext:value-type="string">
            <text:p>Ok</text:p>
          </table:table-cell>
        </table:table-row>
      </table:table>
      <table:table table:name="Sheet2" table:style-name="ta1">
        <table:table-column table:style-name="co1" table:default-cell-style-name="ce3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Vout</text:p>
          </table:table-cell>
          <table:table-cell table:style-name="ce31" office:value-type="float" office:value="0.000045" calcext:value-type="float">
            <text:p>0.000045</text:p>
          </table:table-cell>
          <table:table-cell table:style-name="ce31" office:value-type="float" office:value="0.00001" calcext:value-type="float">
            <text:p>0.00001</text:p>
          </table:table-cell>
          <table:table-cell table:style-name="ce31" office:value-type="float" office:value="-0.00001" calcext:value-type="float">
            <text:p>-0.00001</text:p>
          </table:table-cell>
          <table:table-cell table:style-name="ce31" office:value-type="float" office:value="-0.000045" calcext:value-type="float">
            <text:p>-0.000045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formula="of:=[.$A2]*[.B$1]" office:value-type="float" office:value="2.25" calcext:value-type="float">
            <text:p>2.25</text:p>
          </table:table-cell>
          <table:table-cell table:formula="of:=[.$A2]*[.C$1]" office:value-type="float" office:value="0.5" calcext:value-type="float">
            <text:p>0.5</text:p>
          </table:table-cell>
          <table:table-cell table:formula="of:=[.$A2]*[.D$1]" office:value-type="float" office:value="-0.5" calcext:value-type="float">
            <text:p>-0.5</text:p>
          </table:table-cell>
          <table:table-cell table:formula="of:=[.$A2]*[.E$1]" office:value-type="float" office:value="-2.25" calcext:value-type="float">
            <text:p>-2.2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formula="of:=[.$A3]*[.B$1]" office:value-type="float" office:value="0.45" calcext:value-type="float">
            <text:p>0.45</text:p>
          </table:table-cell>
          <table:table-cell table:formula="of:=[.$A3]*[.C$1]" office:value-type="float" office:value="0.1" calcext:value-type="float">
            <text:p>0.1</text:p>
          </table:table-cell>
          <table:table-cell table:formula="of:=[.$A3]*[.D$1]" office:value-type="float" office:value="-0.1" calcext:value-type="float">
            <text:p>-0.1</text:p>
          </table:table-cell>
          <table:table-cell table:formula="of:=[.$A3]*[.E$1]" office:value-type="float" office:value="-0.45" calcext:value-type="float">
            <text:p>-0.4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table:formula="of:=[.$A4]*[.B$1]" office:value-type="float" office:value="0.045" calcext:value-type="float">
            <text:p>0.045</text:p>
          </table:table-cell>
          <table:table-cell table:formula="of:=[.$A4]*[.C$1]" office:value-type="float" office:value="0.01" calcext:value-type="float">
            <text:p>0.01</text:p>
          </table:table-cell>
          <table:table-cell table:formula="of:=[.$A4]*[.D$1]" office:value-type="float" office:value="-0.01" calcext:value-type="float">
            <text:p>-0.01</text:p>
          </table:table-cell>
          <table:table-cell table:formula="of:=[.$A4]*[.E$1]" office:value-type="float" office:value="-0.045" calcext:value-type="float">
            <text:p>-0.04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[.$A5]*[.B$1]" office:value-type="float" office:value="0.0225" calcext:value-type="float">
            <text:p>0.0225</text:p>
          </table:table-cell>
          <table:table-cell table:formula="of:=[.$A5]*[.C$1]" office:value-type="float" office:value="0.005" calcext:value-type="float">
            <text:p>0.005</text:p>
          </table:table-cell>
          <table:table-cell table:formula="of:=[.$A5]*[.D$1]" office:value-type="float" office:value="-0.005" calcext:value-type="float">
            <text:p>-0.005</text:p>
          </table:table-cell>
          <table:table-cell table:formula="of:=[.$A5]*[.E$1]" office:value-type="float" office:value="-0.0225" calcext:value-type="float">
            <text:p>-0.022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$A6]*[.B$1]" office:value-type="float" office:value="0.0045" calcext:value-type="float">
            <text:p>0.0045</text:p>
          </table:table-cell>
          <table:table-cell table:formula="of:=[.$A6]*[.C$1]" office:value-type="float" office:value="0.001" calcext:value-type="float">
            <text:p>0.001</text:p>
          </table:table-cell>
          <table:table-cell table:formula="of:=[.$A6]*[.D$1]" office:value-type="float" office:value="-0.001" calcext:value-type="float">
            <text:p>-0.001</text:p>
          </table:table-cell>
          <table:table-cell table:formula="of:=[.$A6]*[.E$1]" office:value-type="float" office:value="-0.0045" calcext:value-type="float">
            <text:p>-0.00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$A7]*[.B$1]" office:value-type="float" office:value="0.000045" calcext:value-type="float">
            <text:p>0.000045</text:p>
          </table:table-cell>
          <table:table-cell table:formula="of:=[.$A7]*[.C$1]" office:value-type="float" office:value="0.00001" calcext:value-type="float">
            <text:p>0.00001</text:p>
          </table:table-cell>
          <table:table-cell table:formula="of:=[.$A7]*[.D$1]" office:value-type="float" office:value="-0.00001" calcext:value-type="float">
            <text:p>-0.00001</text:p>
          </table:table-cell>
          <table:table-cell table:formula="of:=[.$A7]*[.E$1]" office:value-type="float" office:value="-0.000045" calcext:value-type="float">
            <text:p>-0.000045</text:p>
          </table:table-cell>
        </table:table-row>
        <table:table-row table:style-name="ro2" table:number-rows-repeated="3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style-name="ce31" office:value-type="string" calcext:value-type="string">
            <text:p>Output voltage range = 5V … 10uV … -10uV … -5V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00:25:50.007000000</meta:creation-date>
    <meta:generator>LibreOffice/7.4.7.2$Windows_X86_64 LibreOffice_project/723314e595e8007d3cf785c16538505a1c878ca5</meta:generator>
    <dc:date>2023-10-10T21:02:04.649000000</dc:date>
    <meta:editing-duration>PT1H48M57S</meta:editing-duration>
    <meta:editing-cycles>4</meta:editing-cycles>
    <meta:document-statistic meta:table-count="2" meta:cell-count="61" meta:object-count="0"/>
  </office:meta>
</office:document-meta>
</file>